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cac9" officeooo:paragraph-rsid="000bcac9"/>
    </style:style>
    <style:style style:name="P2" style:family="paragraph" style:parent-style-name="Standard">
      <style:paragraph-properties fo:text-align="start" style:justify-single-word="false"/>
      <style:text-properties officeooo:rsid="000bcac9" officeooo:paragraph-rsid="000f0385"/>
    </style:style>
    <style:style style:name="P3" style:family="paragraph" style:parent-style-name="Standard">
      <style:paragraph-properties fo:text-align="start" style:justify-single-word="false"/>
      <style:text-properties officeooo:paragraph-rsid="000bcac9"/>
    </style:style>
    <style:style style:name="P4" style:family="paragraph" style:parent-style-name="Standard">
      <style:paragraph-properties fo:text-align="start" style:justify-single-word="false"/>
      <style:text-properties officeooo:paragraph-rsid="000d61bf"/>
    </style:style>
    <style:style style:name="P5" style:family="paragraph" style:parent-style-name="Standard">
      <style:paragraph-properties fo:text-align="start" style:justify-single-word="false"/>
      <style:text-properties officeooo:paragraph-rsid="000f0385"/>
    </style:style>
    <style:style style:name="P6" style:family="paragraph" style:parent-style-name="Standard">
      <style:paragraph-properties fo:text-align="start" style:justify-single-word="false"/>
      <style:text-properties officeooo:paragraph-rsid="00103cdb"/>
    </style:style>
    <style:style style:name="P7" style:family="paragraph" style:parent-style-name="Standard">
      <style:paragraph-properties fo:text-align="start" style:justify-single-word="false"/>
      <style:text-properties officeooo:rsid="000d61bf" officeooo:paragraph-rsid="000d61bf"/>
    </style:style>
    <style:style style:name="P8" style:family="paragraph" style:parent-style-name="Standard">
      <style:paragraph-properties fo:text-align="start" style:justify-single-word="false"/>
      <style:text-properties officeooo:rsid="000d61bf" officeooo:paragraph-rsid="00103cdb"/>
    </style:style>
    <style:style style:name="T1" style:family="text">
      <style:text-properties officeooo:rsid="000bcac9"/>
    </style:style>
    <style:style style:name="T2" style:family="text">
      <style:text-properties officeooo:rsid="000d61bf"/>
    </style:style>
    <style:style style:name="T3" style:family="text">
      <style:text-properties officeooo:rsid="000d9ad1"/>
    </style:style>
    <style:style style:name="T4" style:family="text">
      <style:text-properties officeooo:rsid="00103cdb"/>
    </style:style>
    <style:style style:name="T5" style:family="text">
      <style:text-properties officeooo:rsid="0012eb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Levels :</text:p>
      <text:p text:style-name="P1">- Level 1 :</text:p>
      <text:p text:style-name="P1"><text:tab/>Missions :</text:p>
      <text:p text:style-name="P1"><text:tab/>-Collect 50 coin</text:p>
      <text:p text:style-name="P1"><text:tab/>-Collect Warp_Drive item</text:p>
      <text:p text:style-name="P1"><text:tab/>-Collect Magnet</text:p>
      <text:p text:style-name="P1"><text:tab/></text:p>
      <text:p text:style-name="P1"><text:tab/>Unlocks :</text:p>
      <text:p text:style-name="P1"><text:tab/>- <text:span text:style-name="T2">Skin </text:span></text:p>
      <text:p text:style-name="P1"/>
      <text:p text:style-name="P1"/>
      <text:p text:style-name="P1">- Level 2 :</text:p>
      <text:p text:style-name="P1"><text:tab/>Missions :</text:p>
      <text:p text:style-name="P1"><text:tab/>-Score 500 or more</text:p>
      <text:p text:style-name="P1"><text:tab/>-Collect 100 coins <text:span text:style-name="T2">or more</text:span> in one run</text:p>
      <text:p text:style-name="P3"><text:span text:style-name="T1"><text:tab/>-</text:span><text:span text:style-name="T2">Break your highest Score</text:span></text:p>
      <text:p text:style-name="P1"><text:tab/></text:p>
      <text:p text:style-name="P1"><text:tab/><text:span text:style-name="T2">Unlocks :</text:span></text:p>
      <text:p text:style-name="P1"><text:tab/>- <text:span text:style-name="T2">Null</text:span></text:p>
      <text:p text:style-name="P1"/>
      <text:p text:style-name="P1">- Level 3 :</text:p>
      <text:p text:style-name="P1"><text:tab/>Missions :</text:p>
      <text:p text:style-name="P1"><text:tab/>-<text:span text:style-name="T2">Enter a worm hole</text:span></text:p>
      <text:p text:style-name="P1"><text:tab/>-<text:span text:style-name="T2">Escape Shooting stars</text:span></text:p>
      <text:p text:style-name="P1"><text:tab/>-<text:span text:style-name="T2">Collect 2 magnet items</text:span></text:p>
      <text:p text:style-name="P1"><text:tab/></text:p>
      <text:p text:style-name="P1"><text:tab/><text:span text:style-name="T2">Unlocks : </text:span></text:p>
      <text:p text:style-name="P1"><text:tab/>- <text:span text:style-name="T2">500 coins</text:span></text:p>
      <text:p text:style-name="P1"><text:tab/>- <text:span text:style-name="T2">Mystery Box</text:span><text:tab/></text:p>
      <text:p text:style-name="P1"/>
      <text:p text:style-name="P1">- Level 4 :</text:p>
      <text:p text:style-name="P1"><text:tab/>Missions : </text:p>
      <text:p text:style-name="P2"><text:tab/>-<text:span text:style-name="T3">Escape a black hole</text:span></text:p>
      <text:p text:style-name="P1"><text:tab/>-Score 2000 or more </text:p>
      <text:p text:style-name="P3"><text:span text:style-name="T1"><text:tab/>-Collect 100 coin with magnet item in one run</text:span></text:p>
      <text:p text:style-name="P3"><text:tab/></text:p>
      <text:p text:style-name="P7"><text:tab/>Unlocks :</text:p>
      <text:p text:style-name="P4"><text:span text:style-name="T2"><text:tab/>- Skin ( Tesla skin)</text:span></text:p>
      <text:p text:style-name="P4"><text:tab/></text:p>
      <text:p text:style-name="P4">- <text:span text:style-name="T3">Level 5 :</text:span></text:p>
      <text:p text:style-name="P4"><text:tab/><text:span text:style-name="T3">Missions :</text:span></text:p>
      <text:p text:style-name="P5"><text:tab/>-<text:span text:style-name="T1">Collect 3 Warp_Drives items in one run</text:span></text:p>
      <text:p text:style-name="P5"><text:tab/>-<text:span text:style-name="T3">Collect 3 magnet items in one run</text:span></text:p>
      <text:p text:style-name="P5"><text:tab/>-<text:span text:style-name="T3">Escape Shooting stars </text:span></text:p>
      <text:p text:style-name="P4"><text:tab/></text:p>
      <text:p text:style-name="P4"><text:tab/><text:span text:style-name="T3">Unlocks : </text:span></text:p>
      <text:p text:style-name="P6"><text:tab/>- <text:span text:style-name="T3">Null</text:span></text:p>
      <text:p text:style-name="P4"/>
      <text:p text:style-name="P4"/>
      <text:p text:style-name="P4"/>
      <text:p text:style-name="P4"/>
      <text:p text:style-name="P4"/>
      <text:p text:style-name="P6"><text:soft-page-break/><text:tab/></text:p>
      <text:p text:style-name="P6">- <text:span text:style-name="T4">Level 6 :</text:span></text:p>
      <text:p text:style-name="P6"><text:tab/><text:span text:style-name="T4">Missions : </text:span></text:p>
      <text:p text:style-name="P6"><text:tab/>-<text:span text:style-name="T4">Score 3000 or more </text:span></text:p>
      <text:p text:style-name="P8"><text:tab/>-<text:span text:style-name="T4">Unlock a skin</text:span></text:p>
      <text:p text:style-name="P8"><text:tab/>-<text:span text:style-name="T4">Break 5 Shooting stars</text:span><text:tab/><text:tab/></text:p>
      <text:p text:style-name="P8"/>
      <text:p text:style-name="P8"><text:tab/><text:span text:style-name="T4">Unlocks : </text:span></text:p>
      <text:p text:style-name="P8"><text:tab/>- <text:span text:style-name="T4">Mystery Box</text:span></text:p>
      <text:p text:style-name="P8"/>
      <text:p text:style-name="P8">-<text:span text:style-name="T5">Level 7 :</text:span></text:p>
      <text:p text:style-name="P8"><text:tab/><text:span text:style-name="T5">Missions : </text:span></text:p>
      <text:p text:style-name="P8"><text:tab/>-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0:01:01.536795756</meta:creation-date>
    <dc:date>2022-03-01T10:36:53.072279637</dc:date>
    <meta:editing-duration>PT15M1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157" meta:character-count="781" meta:non-whitespace-character-count="612"/>
  </office:meta>
</office:document-meta>
</file>